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No_20_Spacing">
      <style:paragraph-properties fo:text-align="center" style:justify-single-word="false"/>
      <style:text-properties officeooo:paragraph-rsid="000d56c8"/>
    </style:style>
    <style:style style:name="P2" style:family="paragraph" style:parent-style-name="No_20_Spacing">
      <style:text-properties officeooo:rsid="00057b6f" officeooo:paragraph-rsid="001bb7a6"/>
    </style:style>
    <style:style style:name="P3" style:family="paragraph" style:parent-style-name="No_20_Spacing">
      <style:text-properties officeooo:rsid="00003ab1" officeooo:paragraph-rsid="00003ab1"/>
    </style:style>
    <style:style style:name="P4" style:family="paragraph" style:parent-style-name="No_20_Spacing">
      <style:text-properties officeooo:rsid="00003ab1" officeooo:paragraph-rsid="00182787"/>
    </style:style>
    <style:style style:name="P5" style:family="paragraph" style:parent-style-name="No_20_Spacing">
      <style:text-properties officeooo:rsid="00003ab1" officeooo:paragraph-rsid="00004ed0"/>
    </style:style>
    <style:style style:name="P6" style:family="paragraph" style:parent-style-name="No_20_Spacing">
      <style:text-properties officeooo:paragraph-rsid="00004ed0"/>
    </style:style>
    <style:style style:name="P7" style:family="paragraph" style:parent-style-name="No_20_Spacing">
      <style:text-properties officeooo:rsid="00004ed0" officeooo:paragraph-rsid="00004ed0"/>
    </style:style>
    <style:style style:name="P8" style:family="paragraph" style:parent-style-name="No_20_Spacing">
      <style:text-properties fo:font-weight="bold" officeooo:rsid="00004ed0" officeooo:paragraph-rsid="00004ed0"/>
    </style:style>
    <style:style style:name="P9" style:family="paragraph" style:parent-style-name="No_20_Spacing">
      <style:text-properties fo:font-weight="normal" officeooo:rsid="00004ed0" officeooo:paragraph-rsid="00004ed0" style:font-weight-asian="normal" style:font-weight-complex="normal"/>
    </style:style>
    <style:style style:name="P10" style:family="paragraph" style:parent-style-name="No_20_Spacing">
      <style:text-properties fo:color="#096e67" fo:font-size="15pt" fo:font-weight="bold" officeooo:rsid="00028589" officeooo:paragraph-rsid="001bb7a6" style:font-size-asian="15pt" style:font-weight-asian="bold" style:font-size-complex="15pt"/>
    </style:style>
    <style:style style:name="P11" style:family="paragraph" style:parent-style-name="Standard">
      <style:text-properties officeooo:rsid="001d35fc" officeooo:paragraph-rsid="001d35fc"/>
    </style:style>
    <style:style style:name="P12" style:family="paragraph" style:parent-style-name="Standard">
      <style:text-properties officeooo:paragraph-rsid="0024423e"/>
    </style:style>
    <style:style style:name="P13" style:family="paragraph" style:parent-style-name="Standard">
      <style:text-properties fo:color="#096e67" fo:font-size="15pt" fo:font-weight="bold" officeooo:rsid="001d35fc" officeooo:paragraph-rsid="001d35fc" style:font-size-asian="15pt" style:font-weight-asian="bold" style:font-size-complex="15pt"/>
    </style:style>
    <style:style style:name="P14" style:family="paragraph" style:parent-style-name="Standard">
      <style:text-properties fo:color="#096e67" fo:font-size="15pt" fo:font-weight="bold" officeooo:rsid="0022e482" officeooo:paragraph-rsid="0022e482" style:font-size-asian="15pt" style:font-weight-asian="bold" style:font-size-complex="15pt"/>
    </style:style>
    <style:style style:name="P15" style:family="paragraph" style:parent-style-name="No_20_Spacing">
      <style:paragraph-properties fo:margin-left="0.25in" fo:margin-right="0in" fo:text-indent="-0.1874in" style:auto-text-indent="false"/>
      <style:text-properties officeooo:rsid="00214d03" officeooo:paragraph-rsid="00214d03"/>
    </style:style>
    <style:style style:name="P16" style:family="paragraph" style:parent-style-name="No_20_Spacing">
      <style:paragraph-properties fo:margin-left="0.25in" fo:margin-right="0in" fo:text-indent="-0.1874in" style:auto-text-indent="false"/>
      <style:text-properties officeooo:paragraph-rsid="0036e468"/>
    </style:style>
    <style:style style:name="P17" style:family="paragraph" style:parent-style-name="No_20_Spacing">
      <style:paragraph-properties fo:margin-left="0.25in" fo:margin-right="0in" fo:text-indent="-0.1874in" style:auto-text-indent="false"/>
      <style:text-properties fo:color="#000000" officeooo:rsid="00214d03" officeooo:paragraph-rsid="00214d03"/>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No_20_Spacing" style:list-style-name="WWNum5">
      <style:paragraph-properties fo:margin-left="0.25in" fo:margin-right="0in" fo:text-indent="-0.1874in" style:auto-text-indent="false"/>
      <style:text-properties fo:font-weight="bold" officeooo:rsid="00015ff8" officeooo:paragraph-rsid="00015ff8" style:font-weight-asian="bold" style:font-weight-complex="bold"/>
    </style:style>
    <style:style style:name="P20" style:family="paragraph" style:parent-style-name="No_20_Spacing" style:list-style-name="WWNum5">
      <style:paragraph-properties fo:margin-left="0.25in" fo:margin-right="0in" fo:text-indent="-0.1874in" style:auto-text-indent="false"/>
      <style:text-properties fo:font-weight="bold" officeooo:rsid="0002828e" officeooo:paragraph-rsid="0002828e" style:font-weight-asian="bold" style:font-weight-complex="bold"/>
    </style:style>
    <style:style style:name="P21" style:family="paragraph" style:parent-style-name="No_20_Spacing" style:list-style-name="WWNum5">
      <style:paragraph-properties fo:margin-left="0.25in" fo:margin-right="0in" fo:text-indent="-0.1874in" style:auto-text-indent="false"/>
      <style:text-properties officeooo:rsid="0012e46d" officeooo:paragraph-rsid="0012e46d"/>
    </style:style>
    <style:style style:name="P22" style:family="paragraph" style:parent-style-name="No_20_Spacing" style:list-style-name="WWNum5">
      <style:paragraph-properties fo:margin-left="0.25in" fo:margin-right="0in" fo:text-indent="-0.1874in" style:auto-text-indent="false"/>
    </style:style>
    <style:style style:name="P23" style:family="paragraph" style:parent-style-name="No_20_Spacing" style:list-style-name="WWNum5">
      <style:paragraph-properties fo:margin-left="0.25in" fo:margin-right="0in" fo:text-indent="-0.1874in" style:auto-text-indent="false"/>
      <style:text-properties officeooo:paragraph-rsid="002772d5"/>
    </style:style>
    <style:style style:name="P24" style:family="paragraph" style:parent-style-name="No_20_Spacing" style:list-style-name="WWNum5">
      <style:paragraph-properties fo:margin-left="0.25in" fo:margin-right="0in" fo:text-indent="-0.1874in" style:auto-text-indent="false"/>
      <style:text-properties officeooo:paragraph-rsid="0028f572"/>
    </style:style>
    <style:style style:name="P25" style:family="paragraph" style:parent-style-name="No_20_Spacing" style:list-style-name="WWNum5">
      <style:paragraph-properties fo:margin-left="0.25in" fo:margin-right="0in" fo:text-indent="-0.1874in" style:auto-text-indent="false"/>
      <style:text-properties fo:font-weight="normal" officeooo:rsid="0005000d" officeooo:paragraph-rsid="001bb7a6" style:font-weight-asian="normal" style:font-weight-complex="normal"/>
    </style:style>
    <style:style style:name="P26" style:family="paragraph" style:parent-style-name="No_20_Spacing" style:list-style-name="WWNum5">
      <style:paragraph-properties fo:margin-left="0.25in" fo:margin-right="0in" fo:text-indent="-0.1874in" style:auto-text-indent="false"/>
      <style:text-properties fo:font-weight="normal" officeooo:rsid="00057b6f" officeooo:paragraph-rsid="001bb7a6" style:font-weight-asian="normal" style:font-weight-complex="normal"/>
    </style:style>
    <style:style style:name="P27" style:family="paragraph" style:parent-style-name="No_20_Spacing" style:list-style-name="WWNum5">
      <style:paragraph-properties fo:margin-left="0.25in" fo:margin-right="0in" fo:text-indent="-0.1874in" style:auto-text-indent="false"/>
      <style:text-properties fo:font-weight="normal" officeooo:rsid="00420c08" officeooo:paragraph-rsid="00420c08" style:font-weight-asian="normal" style:font-weight-complex="normal"/>
    </style:style>
    <style:style style:name="P28" style:family="paragraph" style:parent-style-name="No_20_Spacing" style:list-style-name="WWNum5">
      <style:paragraph-properties fo:margin-left="0.25in" fo:margin-right="0in" fo:text-indent="-0.1874in" style:auto-text-indent="false"/>
      <style:text-properties fo:font-weight="normal" officeooo:rsid="00058c9e" officeooo:paragraph-rsid="001bb7a6" style:font-weight-asian="normal" style:font-weight-complex="normal"/>
    </style:style>
    <style:style style:name="P29" style:family="paragraph" style:parent-style-name="No_20_Spacing" style:list-style-name="WWNum5">
      <style:paragraph-properties fo:margin-left="0.25in" fo:margin-right="0in" fo:text-indent="-0.1874in" style:auto-text-indent="false"/>
      <style:text-properties fo:font-weight="normal" officeooo:rsid="002772d5" officeooo:paragraph-rsid="002772d5" style:font-weight-asian="normal" style:font-weight-complex="normal"/>
    </style:style>
    <style:style style:name="P30" style:family="paragraph" style:parent-style-name="No_20_Spacing" style:list-style-name="WWNum5">
      <style:paragraph-properties fo:margin-left="0.25in" fo:margin-right="0in" fo:text-indent="-0.1874in" style:auto-text-indent="false"/>
      <style:text-properties fo:font-weight="normal" officeooo:rsid="001d35fc" officeooo:paragraph-rsid="001d35fc" style:font-weight-asian="normal" style:font-weight-complex="normal"/>
    </style:style>
    <style:style style:name="P31" style:family="paragraph" style:parent-style-name="No_20_Spacing" style:list-style-name="WWNum5">
      <style:paragraph-properties fo:margin-left="0.25in" fo:margin-right="0in" fo:text-indent="-0.1874in" style:auto-text-indent="false"/>
      <style:text-properties officeooo:rsid="00147f8f" officeooo:paragraph-rsid="001bb7a6"/>
    </style:style>
    <style:style style:name="P32" style:family="paragraph" style:parent-style-name="No_20_Spacing" style:list-style-name="WWNum5">
      <style:paragraph-properties fo:margin-left="0.25in" fo:margin-right="0in" fo:text-indent="-0.1874in" style:auto-text-indent="false"/>
      <style:text-properties officeooo:rsid="001e04c9" officeooo:paragraph-rsid="001e04c9"/>
    </style:style>
    <style:style style:name="P33" style:family="paragraph" style:parent-style-name="No_20_Spacing" style:list-style-name="WWNum5">
      <style:paragraph-properties fo:margin-left="0.25in" fo:margin-right="0in" fo:text-indent="-0.1874in" style:auto-text-indent="false"/>
      <style:text-properties officeooo:rsid="001e04c9" officeooo:paragraph-rsid="0036e468"/>
    </style:style>
    <style:style style:name="P34" style:family="paragraph" style:parent-style-name="No_20_Spacing" style:list-style-name="WWNum5">
      <style:paragraph-properties fo:margin-left="0.25in" fo:margin-right="0in" fo:text-indent="-0.1874in" style:auto-text-indent="false"/>
      <style:text-properties officeooo:rsid="001f62f9" officeooo:paragraph-rsid="001f62f9"/>
    </style:style>
    <style:style style:name="P35" style:family="paragraph" style:parent-style-name="No_20_Spacing" style:list-style-name="WWNum5">
      <style:paragraph-properties fo:margin-left="0.25in" fo:margin-right="0in" fo:text-indent="-0.1874in" style:auto-text-indent="false"/>
      <style:text-properties officeooo:rsid="00214d03" officeooo:paragraph-rsid="00214d03"/>
    </style:style>
    <style:style style:name="P36" style:family="paragraph" style:parent-style-name="No_20_Spacing" style:list-style-name="WWNum5">
      <style:paragraph-properties fo:margin-left="0.0626in" fo:margin-right="0in" fo:text-indent="0in" style:auto-text-indent="false"/>
      <style:text-properties officeooo:rsid="0022e482" officeooo:paragraph-rsid="0022e482"/>
    </style:style>
    <style:style style:name="P37" style:family="paragraph" style:parent-style-name="No_20_Spacing" style:list-style-name="WWNum5">
      <style:paragraph-properties fo:margin-left="0in" fo:margin-right="0in" fo:text-indent="0in" style:auto-text-indent="false"/>
      <style:text-properties officeooo:rsid="0022e482" officeooo:paragraph-rsid="0022e482"/>
    </style:style>
    <style:style style:name="P38" style:family="paragraph">
      <loext:graphic-properties draw:fill="solid" draw:fill-color="#000000"/>
      <style:paragraph-properties fo:text-align="center"/>
    </style:style>
    <style:style style:name="T1" style:family="text">
      <style:text-properties fo:color="#096e67" fo:font-size="30pt" fo:font-weight="bold" style:font-size-asian="30pt" style:font-weight-asian="bold" style:font-size-complex="30pt"/>
    </style:style>
    <style:style style:name="T2" style:family="text">
      <style:text-properties fo:color="#096e67" fo:font-size="30pt" fo:font-weight="bold" officeooo:rsid="00003ab1" style:font-size-asian="30pt" style:font-weight-asian="bold" style:font-size-complex="30pt"/>
    </style:style>
    <style:style style:name="T3" style:family="text">
      <style:text-properties fo:color="#096e67" fo:font-size="15pt" fo:font-weight="bold" style:font-size-asian="15pt" style:font-weight-asian="bold" style:font-size-complex="15pt"/>
    </style:style>
    <style:style style:name="T4" style:family="text">
      <style:text-properties fo:color="#096e67" fo:font-size="15pt" fo:font-weight="bold" officeooo:rsid="00028589" style:font-size-asian="15pt" style:font-weight-asian="bold" style:font-size-complex="15pt"/>
    </style:style>
    <style:style style:name="T5" style:family="text">
      <style:text-properties fo:color="#096e67" fo:font-size="15pt" fo:font-weight="bold" officeooo:rsid="00043ee5" style:font-size-asian="15pt" style:font-weight-asian="bold" style:font-size-complex="15pt"/>
    </style:style>
    <style:style style:name="T6" style:family="text">
      <style:text-properties fo:color="#096e67" fo:font-size="15pt" fo:font-weight="bold" officeooo:rsid="00058c9e" style:font-size-asian="15pt" style:font-weight-asian="bold" style:font-size-complex="15pt"/>
    </style:style>
    <style:style style:name="T7" style:family="text">
      <style:text-properties fo:color="#096e67" fo:font-size="15pt" fo:font-weight="bold" officeooo:rsid="0022e482" style:font-size-asian="15pt" style:font-weight-asian="bold" style:font-size-complex="15pt"/>
    </style:style>
    <style:style style:name="T8" style:family="text">
      <style:text-properties fo:font-weight="bold" style:font-weight-asian="bold" style:font-weight-complex="bold"/>
    </style:style>
    <style:style style:name="T9" style:family="text">
      <style:text-properties fo:font-weight="bold" officeooo:rsid="00003ab1" style:font-weight-asian="bold" style:font-weight-complex="bold"/>
    </style:style>
    <style:style style:name="T10" style:family="text">
      <style:text-properties fo:font-weight="bold" officeooo:rsid="00004ed0" style:font-weight-asian="bold" style:font-weight-complex="bold"/>
    </style:style>
    <style:style style:name="T11" style:family="text">
      <style:text-properties fo:font-weight="bold" officeooo:rsid="0005000d" style:font-weight-asian="bold" style:font-weight-complex="bold"/>
    </style:style>
    <style:style style:name="T12" style:family="text">
      <style:text-properties fo:font-weight="bold" officeooo:rsid="00332bc0" style:font-weight-asian="bold" style:font-weight-complex="bold"/>
    </style:style>
    <style:style style:name="T13" style:family="text">
      <style:text-properties officeooo:rsid="00003ab1"/>
    </style:style>
    <style:style style:name="T14" style:family="text">
      <style:text-properties officeooo:rsid="00004ed0"/>
    </style:style>
    <style:style style:name="T15" style:family="text">
      <style:text-properties fo:font-weight="normal" style:font-weight-asian="normal" style:font-weight-complex="normal"/>
    </style:style>
    <style:style style:name="T16" style:family="text">
      <style:text-properties fo:font-weight="normal" officeooo:rsid="0005000d" style:font-weight-asian="normal" style:font-weight-complex="normal"/>
    </style:style>
    <style:style style:name="T17" style:family="text">
      <style:text-properties fo:font-weight="normal" officeooo:rsid="00057b6f" style:font-weight-asian="normal" style:font-weight-complex="normal"/>
    </style:style>
    <style:style style:name="T18" style:family="text">
      <style:text-properties fo:font-weight="normal" officeooo:rsid="002772d5" style:font-weight-asian="normal" style:font-weight-complex="normal"/>
    </style:style>
    <style:style style:name="T19" style:family="text">
      <style:text-properties fo:font-weight="normal" officeooo:rsid="0028f572" style:font-weight-asian="normal" style:font-weight-complex="normal"/>
    </style:style>
    <style:style style:name="T20" style:family="text">
      <style:text-properties officeooo:rsid="000d56c8"/>
    </style:style>
    <style:style style:name="T21" style:family="text">
      <style:text-properties style:text-underline-style="none" officeooo:rsid="000d56c8"/>
    </style:style>
    <style:style style:name="T22" style:family="text">
      <style:text-properties style:text-underline-style="none" fo:font-weight="normal" officeooo:rsid="002772d5" style:font-weight-asian="normal" style:font-weight-complex="normal"/>
    </style:style>
    <style:style style:name="T23" style:family="text">
      <style:text-properties fo:color="#000000"/>
    </style:style>
    <style:style style:name="T24" style:family="text">
      <style:text-properties fo:color="#000000" officeooo:rsid="0026d178"/>
    </style:style>
    <style:style style:name="T25" style:family="text">
      <style:text-properties fo:color="#000000" style:text-underline-style="none" fo:font-weight="bold" style:font-weight-asian="bold" style:font-weight-complex="bold"/>
    </style:style>
    <style:style style:name="T26" style:family="text">
      <style:text-properties fo:color="#000000" officeooo:rsid="0036e468"/>
    </style:style>
    <style:style style:name="T27" style:family="text">
      <style:text-properties fo:color="#000000" officeooo:rsid="0048f810"/>
    </style:style>
    <style:style style:name="T28" style:family="text">
      <style:text-properties officeooo:rsid="002772d5"/>
    </style:style>
    <style:style style:name="T29" style:family="text">
      <style:text-properties style:text-position="super 58%"/>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ffffff"/>
    </style:style>
    <style:style style:name="gr1" style:family="graphic">
      <style:graphic-properties draw:stroke="solid" draw:stroke-dash="Ultrafine_20_Dashed" svg:stroke-width="0in" svg:stroke-color="#000000" draw:stroke-linejoin="round" draw:fill="solid" draw:fill-color="#0000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text:s/></text:span><draw:rect text:anchor-type="char" draw:z-index="0" draw:style-name="gr1" draw:text-style-name="P38" svg:width="6.448in" svg:height="0.0303in" svg:x="0.0102in" svg:y="0.6575in"><text:p/></draw:rect><text:span text:style-name="T2">Aditya</text:span><text:span text:style-name="T1"> </text:span><text:span text:style-name="T2">Roshan</text:span><text:span text:style-name="T1"> </text:span><text:span text:style-name="T2">Ramteke</text:span></text:p>
      <text:p text:style-name="No_20_Spacing"><draw:frame draw:style-name="fr1" draw:name="Frame1" text:anchor-type="char" svg:x="-1in" svg:y="0.0075in" svg:width="8.4535in" svg:height="0.5772in" draw:z-index="1"><draw:text-box><text:p text:style-name="P1">Address: <text:span text:style-name="T13">A/p : Paharni Tal- Naghbhir Dist- Chandrapur</text:span>, P<text:span text:style-name="T13">in Code- 441205 | <text:s/></text:span>Phone: <text:span text:style-name="T13">7756880779</text:span> </text:p><text:p text:style-name="P1">Email: <text:span text:style-name="T13">adityaramteke05icr</text:span>@gmail.com | <text:span text:style-name="T20">B</text:span>log: <text:span text:style-name="T20">http://adityaramteke.wordpress.com/</text:span><text:span text:style-name="T21"> </text:span><text:span text:style-name="T20">| <text:s/>Github: https://github.com/adityaramteke/</text:span></text:p></draw:text-box></draw:frame></text:p>
      <text:p text:style-name="Standard"/>
      <text:p text:style-name="Standard"><draw:frame draw:style-name="fr1" draw:name="Frame2" text:anchor-type="char" svg:x="-0.5264in" svg:y="0.0925in" svg:width="3.3484in" svg:height="0.3516in" draw:z-index="5"><draw:text-box><text:p text:style-name="P3"><text:span text:style-name="T3">E</text:span><text:span text:style-name="T4">ducation</text:span><text:span text:style-name="T3">:</text:span></text:p><text:p text:style-name="No_20_Spacing"/><text:p text:style-name="No_20_Spacing"/></draw:text-box></draw:frame></text:p>
      <text:p text:style-name="P12"><draw:frame draw:style-name="fr1" draw:name="Frame3" text:anchor-type="char" svg:x="-0.5681in" svg:y="0.1008in" svg:width="7.6571in" svg:height="1.2984in" draw:z-index="11"><draw:text-box><text:p text:style-name="P6"><text:span text:style-name="T9"><text:s text:c="7"/>Bachelor of Technology in Information Technology (2013-2017)</text:span><text:span text:style-name="T13">:<text:tab/><text:tab/> <text:s text:c="13"/><text:tab/> <text:s text:c="31"/>CPI - 7.09</text:span></text:p><text:p text:style-name="P4"><text:s text:c="7"/>K.E.Society’s Rajarambapu Institute Of Technology, <text:span text:style-name="T17">Rajaramnagar.</text:span> <text:s/><text:tab/><text:tab/><text:tab/></text:p><text:p text:style-name="P5"><text:span text:style-name="T8"><text:s text:c="7"/>Higher Secondary </text:span><text:span text:style-name="T10">(2011-2013)</text:span><text:span text:style-name="T8">:</text:span><text:tab/><text:tab/><text:tab/><text:tab/><text:tab/><text:tab/> <text:s text:c="46"/><text:span text:style-name="T14">58.67 %</text:span></text:p><text:p text:style-name="P7"><text:s text:c="7"/>Dr. Babasaheb Ambedkar College (Nagpur Divisional Board)<text:tab/><text:tab/><text:tab/></text:p><text:p text:style-name="P8"><text:s text:c="7"/>Secondary School (2010-2011):<text:tab/><text:tab/><text:tab/><text:tab/><text:tab/><text:tab/> <text:s text:c="46"/><text:span text:style-name="T15">78.55 %</text:span></text:p><text:p text:style-name="P9"><text:s text:c="7"/>Dr. Babasaheb Ambedkar School <text:s/>(Nagpur Divisional Board)<text:tab/><text:tab/><text:tab/></text:p><text:p text:style-name="P9"/><text:p text:style-name="P3"/><text:p text:style-name="P3"/><text:p text:style-name="Frame_20_contents"/></draw:text-box></draw:frame></text:p>
      <text:p text:style-name="Standard"/>
      <text:p text:style-name="Standard"/>
      <text:p text:style-name="Standard"/>
      <text:p text:style-name="Standard"><draw:frame draw:style-name="fr1" draw:name="Frame6" text:anchor-type="char" svg:x="-0.6035in" svg:y="0.0547in" svg:width="3.2925in" svg:height="0.3319in" draw:z-index="14"><draw:text-box><text:p text:style-name="Standard"><text:span text:style-name="T3">P</text:span><text:span text:style-name="T5">rojects</text:span><text:span text:style-name="T3"> </text:span><text:span text:style-name="T5">completed</text:span><text:span text:style-name="T3">:</text:span></text:p><text:p text:style-name="No_20_Spacing"/><text:p text:style-name="No_20_Spacing"/></draw:text-box></draw:frame></text:p>
      <text:p text:style-name="Standard"><draw:frame draw:style-name="fr1" draw:name="Frame7" text:anchor-type="char" svg:x="-0.5366in" svg:y="0.0327in" svg:width="7.778in" svg:height="2.2146in" draw:z-index="6"><draw:text-box><text:list xml:id="list3961027419" text:style-name="WWNum5"><text:list-item><text:p text:style-name="P19">Raspberry Pi as Router (B.Tech Final Year Project):</text:p><text:list><text:list-item><text:list><text:list-item><text:list><text:list-item><text:list><text:list-header><text:p text:style-name="P21">This project aims to build Raspberry Pi as a Router which is easily configurable via a dynamic web interface.</text:p><text:p text:style-name="P21">The Pi can be held in your hand. Which reduces the difficult configuration process and maintenance as well.</text:p></text:list-header></text:list></text:list-item></text:list></text:list-item><text:list-item><text:p text:style-name="P20">Meanit Android Project:</text:p></text:list-item></text:list></text:list-item></text:list><text:p text:style-name="P21">The prime objective of “Meanit” application is to find the meaning of the word. But somewhat in a different way.</text:p><text:p text:style-name="P21">If you are reading any text and don’t understand any word then you have to just copy the word and shake your phone and you will get the meaning of the word in the form of notification.</text:p></text:list-item><text:list-item><text:p text:style-name="P20">Environmental Science Project of Global Warming:</text:p><text:p text:style-name="P21">The project is about to create an awareness about environmental Global Warming by using animation. In this project, we used Alice animation software. This project aimed to create animation video which shows major causes, effects of global warming and gives a social message using Alice 2.3 animation tool.</text:p><text:p text:style-name="P22"/></text:list-item></text:list><text:p text:style-name="Frame_20_contents"/></draw:text-box></draw:frame></text:p>
      <text:p text:style-name="Standard"/>
      <text:p text:style-name="Standard"/>
      <text:p text:style-name="Standard"/>
      <text:p text:style-name="Standard"/>
      <text:p text:style-name="Standard"/>
      <text:p text:style-name="Standard"><draw:frame draw:style-name="fr1" draw:name="Frame14" text:anchor-type="char" svg:x="-0.6138in" svg:y="0.1689in" svg:width="3.2925in" svg:height="0.3319in" draw:z-index="2"><draw:text-box><text:p text:style-name="P10">Training &amp; Certification:</text:p><text:p text:style-name="No_20_Spacing"/><text:p text:style-name="No_20_Spacing"/></draw:text-box></draw:frame></text:p>
      <text:p text:style-name="Standard"/>
      <text:p text:style-name="Standard"><draw:frame draw:style-name="fr1" draw:name="Frame15" text:anchor-type="char" svg:x="-0.5307in" svg:y="-0.1236in" svg:width="7.8071in" svg:height="0.7256in" draw:z-index="3"><draw:text-box><text:list xml:id="list142211878336916" text:continue-numbering="true" text:style-name="WWNum5"><text:list-item><text:p text:style-name="P25"><text:span text:style-name="T8">Red Hat Certified System Administrator</text:span>, Red Hat Enterprise Linux 7. <text:s text:c="79"/></text:p><text:list><text:list-item><text:list><text:list-item><text:p text:style-name="P25"><text:span text:style-name="T8">Red Hat Certified Engineer</text:span>, Red Hat Enterprise Linux 7 <text:tab/><text:tab/><text:tab/> <text:s text:c="8"/>(Certificate Number 160-001- 519).</text:p></text:list-item></text:list></text:list-item></text:list></text:list-item><text:list-item><text:p text:style-name="P25"><text:span text:style-name="T8">Linux Automation using Python</text:span>, Certification by NICA, Pune.</text:p></text:list-item></text:list><text:p text:style-name="P3"/><text:p text:style-name="P3"/><text:p text:style-name="Frame_20_contents"/></draw:text-box></draw:frame></text:p>
      <text:p text:style-name="Standard"/>
      <text:p text:style-name="Standard"><draw:frame draw:style-name="fr1" draw:name="Frame16" text:anchor-type="char" svg:x="-0.589in" svg:y="-0.0346in" svg:width="6.0839in" svg:height="0.3319in" draw:z-index="4"><draw:text-box><text:p text:style-name="P2"><text:span text:style-name="T3">Achievements </text:span><text:span text:style-name="T6">and Extra-Curricular Activities:</text:span></text:p><text:p text:style-name="No_20_Spacing"/></draw:text-box></draw:frame></text:p>
      <text:p text:style-name="Standard"><draw:frame draw:style-name="fr1" draw:name="Frame17" text:anchor-type="char" svg:x="-0.5201in" svg:y="-0.0146in" svg:width="7.8071in" svg:height="2.7953in" draw:z-index="7"><draw:text-box><text:list xml:id="list142211635038608" text:continue-numbering="true" text:style-name="WWNum5"><text:list-item><text:p text:style-name="P31"><text:span text:style-name="T16">Achieved Inspiration Award from “</text:span><text:span text:style-name="T11">Persistent Systems Ltd.”</text:span><text:span text:style-name="T16"> for </text:span><text:span text:style-name="T11">‘Smart India Hackathon, 2017’</text:span><text:span text:style-name="T16"> on 2nd April from University </text:span><text:span text:style-name="T15">of </text:span><text:span text:style-name="T16">Grands Commission.</text:span></text:p><text:list><text:list-item><text:list><text:list-item><text:p text:style-name="P26">Conducted one day workshop as <text:span text:style-name="T8">Speaker</text:span> on <text:span text:style-name="T8">‘StartX: Basic Knowledge of Open Source OS ’</text:span> held on 17th March 2017 under <text:span text:style-name="T8">Open Source Days </text:span>(14th – 18th March) at Rajarambapu Institute of Technology, Rajaramnagar.</text:p></text:list-item><text:list-item><text:p text:style-name="P27">Conducted one day workshop on <text:span text:style-name="T8">“Basics of Python Programming”</text:span> under the <text:span text:style-name="T8">“Pyhton Express”</text:span> on 7<text:span text:style-name="T29">th</text:span> October 2017.</text:p></text:list-item><text:list-item><text:p text:style-name="P28">Attended <text:span text:style-name="T8">workshop</text:span> on <text:span text:style-name="T8">“Deployment of Open Stack Cloud”</text:span> by Red Hat India Pvt. Ltd., Pune on the occasion of “International Conference on Computing, Communication and Energy Systems” on 28th Jan, 2016.</text:p></text:list-item><text:list-item><text:p text:style-name="P29">Attended "<text:span text:style-name="T8">A day out with raspberry pi and Python</text:span>" event as a part of March Python Pune meetup, 2017.</text:p></text:list-item><text:list-item><text:p text:style-name="P29">Participated in workshop on Python3 organized by “<text:span text:style-name="T8">Python Express</text:span>” at Rajarambapu Institute of Technology, Islampur.</text:p></text:list-item><text:list-item><text:p text:style-name="P23"><text:span text:style-name="T18">Attended "</text:span><text:a xlink:type="simple" xlink:href="https://www.meetup.com/Women-Who-Code-Pune/events/241716018/" office:target-frame-name="_blank" xlink:show="new" text:style-name="Internet_20_link" text:visited-style-name="Visited_20_Internet_20_Link"><text:span text:style-name="T25">Women Who Code Advance with Python</text:span></text:a><text:span text:style-name="T18">" event was held at Red Hat Pune</text:span><text:span text:style-name="T22"> </text:span><text:span text:style-name="T18">on </text:span><text:span text:style-name="Strong_20_Emphasis"><text:span text:style-name="T18">Sunday, 23rd July 2017</text:span></text:span><text:span text:style-name="T18">.</text:span></text:p></text:list-item><text:list-item><text:p text:style-name="P23"><text:span text:style-name="T28">Attended “</text:span><text:span text:style-name="T8">Learn Python and Make something out of it</text:span><text:span text:style-name="T28">” </text:span><text:span text:style-name="T18">event as a part of July Python Pune meetup, 2017.</text:span></text:p></text:list-item><text:list-item><text:p text:style-name="P24"><text:span text:style-name="T18">A</text:span><text:span text:style-name="T19">ttended “</text:span><text:span text:style-name="T8">OpenStack Pune meetup 2017</text:span><text:span text:style-name="T19">” by Red Hat India Pvt. Ltd., Pune.</text:span></text:p></text:list-item></text:list></text:list-item></text:list></text:list-item></text:list><text:p text:style-name="P3"/><text:p text:style-name="P3"/><text:p text:style-name="Frame_20_contents"/></draw:text-box></draw:frame></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18" text:anchor-type="char" svg:x="-0.5409in" svg:y="-0.0193in" svg:width="3.2925in" svg:height="0.3319in" draw:z-index="12"><draw:text-box><text:p text:style-name="P13">Software Proficiency:</text:p><text:p text:style-name="No_20_Spacing"/></draw:text-box></draw:frame></text:p>
      <text:p text:style-name="Standard"><draw:frame draw:style-name="fr1" draw:name="Frame19" text:anchor-type="char" svg:x="-0.5472in" svg:y="0.0409in" svg:width="7.6882in" svg:height="0.8654in" draw:z-index="15"><draw:text-box><text:list xml:id="list142212302418232" text:continue-numbering="true" text:style-name="WWNum5"><text:list-item><text:p text:style-name="P30"><text:span text:style-name="T8">Programming Languages:</text:span> Python, C, C++.</text:p></text:list-item><text:list-item><text:p text:style-name="P30"><text:span text:style-name="T8">Web </text:span><text:span text:style-name="T12">T</text:span><text:span text:style-name="T8">echnologies:</text:span> Flask, HTML, CSS, Javascript.</text:p></text:list-item><text:list-item><text:p text:style-name="P30"><text:span text:style-name="T8">Operating Systems:​</text:span> RHEL, Fedora, CentOS, Ubuntu.</text:p></text:list-item><text:list-item><text:p text:style-name="P30">Git (Version Control System).</text:p></text:list-item></text:list><text:p text:style-name="P3"/><text:p text:style-name="P3"/><text:p text:style-name="Frame_20_contents"/></draw:text-box></draw:frame></text:p>
      <text:p text:style-name="Standard"/>
      <text:p text:style-name="Standard"/>
      <text:p text:style-name="Standard"><draw:frame draw:style-name="fr1" draw:name="Frame4" text:anchor-type="char" svg:x="-0.6098in" svg:y="-0.1028in" svg:width="4.928in" svg:height="0.3319in" draw:z-index="8"><draw:text-box><text:p text:style-name="P11"><text:span text:style-name="T7">C</text:span><text:span text:style-name="T3">ontribution:</text:span></text:p></draw:text-box></draw:frame></text:p>
      <text:p text:style-name="Standard"><draw:frame draw:style-name="fr1" draw:name="Frame5" text:anchor-type="char" svg:x="-0.589in" svg:y="-0.0311in" svg:width="7.7445in" svg:height="3.4957in" draw:z-index="9"><draw:text-box><text:list xml:id="list142211424715081" text:continue-numbering="true" text:style-name="WWNum5"><text:list-header><text:p text:style-name="P36">Contributed to RDO-packages: </text:p><text:list><text:list-item><text:list><text:list-item><text:list><text:list-item><text:list><text:list-item><text:list><text:list-item><text:p text:style-name="P32"><text:a xlink:type="simple" xlink:href="https://github.com/rdo-packages/networking-l2gw-distgit/commits?author=adityaramteke" text:style-name="Internet_20_link" text:visited-style-name="Visited_20_Internet_20_Link"><text:span text:style-name="T23">https://github.com/rdo-packages/networking-l2gw-distgit/commits?author=adityaramtek</text:span></text:a><text:a xlink:type="simple" xlink:href="https://github.com/rdo-packages/networking-l2gw-distgit/commits?author=adityaramteke" text:style-name="Internet_20_link" text:visited-style-name="Visited_20_Internet_20_Link"><text:span text:style-name="T24">e</text:span></text:a></text:p></text:list-item></text:list></text:list-item></text:list></text:list-item></text:list></text:list-item></text:list></text:list-item></text:list></text:list-header><text:list-item><text:p text:style-name="P32"><text:a xlink:type="simple" xlink:href="https://github.com/rdo-packages/os-faults-distgit/commits?author=adityaramteke" text:style-name="Internet_20_link" text:visited-style-name="Visited_20_Internet_20_Link"><text:span text:style-name="T23">https://github.com/rdo-packages/os-faults-distgit/commits?author=adityaramteke</text:span></text:a></text:p></text:list-item><text:list-item><text:p text:style-name="P32"><text:a xlink:type="simple" xlink:href="https://github.com/rdo-packages/microversion-parse-distgit/commits?author=adityaramteke" text:style-name="Internet_20_link" text:visited-style-name="Visited_20_Internet_20_Link"><text:span text:style-name="T23">https://github.com/rdo-packages/microversion-parse-distgit/commits?author=adityaramteke</text:span></text:a></text:p></text:list-item><text:list-item><text:p text:style-name="P32"><text:a xlink:type="simple" xlink:href="https://github.com/rdo-packages/cursive-distgit/commits?author=adityaramteke" text:style-name="Internet_20_link" text:visited-style-name="Visited_20_Internet_20_Link"><text:span text:style-name="T23">https://github.com/rdo-packages/cursive-distgit/commits?author=adityaramteke</text:span></text:a></text:p></text:list-item><text:list-item><text:p text:style-name="P32"><text:a xlink:type="simple" xlink:href="https://github.com/rdo-packages/congressclient-distgit/commits?author=adityaramteke" text:style-name="Internet_20_link" text:visited-style-name="Visited_20_Internet_20_Link"><text:span text:style-name="T23">https://github.com/rdo-packages/congressclient-distgit/commits?author=adityaramteke</text:span></text:a></text:p></text:list-item><text:list-item><text:p text:style-name="P32"><text:a xlink:type="simple" xlink:href="https://github.com/rdo-packages/congress-distgit/commits?author=adityaramteke" text:style-name="Internet_20_link" text:visited-style-name="Visited_20_Internet_20_Link"><text:span text:style-name="T23">https://github.com/rdo-packages/congress-distgit/commits?author=adityaramteke</text:span></text:a></text:p></text:list-item><text:list-item><text:p text:style-name="P32"><text:a xlink:type="simple" xlink:href="https://github.com/rdo-packages/networking-fujitsu-distgit/commits?author=adityaramteke" text:style-name="Internet_20_link" text:visited-style-name="Visited_20_Internet_20_Link"><text:span text:style-name="T23">https://github.com/rdo-packages/networking-fujitsu-distgit/commits?author=adityaramteke</text:span></text:a></text:p></text:list-item><text:list-item><text:p text:style-name="P32"><text:a xlink:type="simple" xlink:href="https://github.com/rdo-packages/mox3-distgit/commits?author=adityaramteke" text:style-name="Internet_20_link" text:visited-style-name="Visited_20_Internet_20_Link"><text:span text:style-name="T23">https://github.com/rdo-packages/mox3-distgit/commits?author=adityaramteke</text:span></text:a></text:p></text:list-item><text:list-item><text:p text:style-name="P34"><text:a xlink:type="simple" xlink:href="https://github.com/rdo-packages/oslo-concurrency-distgit/commits?author=adityaramteke" text:style-name="Internet_20_link" text:visited-style-name="Visited_20_Internet_20_Link"><text:span text:style-name="T23">https://github.com/rdo-packages/oslo-concurrency-distgit/commits?author=adityaramteke</text:span></text:a></text:p></text:list-item><text:list-item><text:p text:style-name="P34"><text:a xlink:type="simple" xlink:href="https://github.com/rdo-packages/openstackclient-distgit/commits?author=adityaramteke" text:style-name="Internet_20_link" text:visited-style-name="Visited_20_Internet_20_Link"><text:span text:style-name="T23">https://github.com/rdo-packages/openstackclient-distgit/commits?author=adityaramteke</text:span></text:a></text:p></text:list-item><text:list-item><text:p text:style-name="P34"><text:a xlink:type="simple" xlink:href="https://github.com/rdo-packages/networking-bgpvpn-distgit/commits?author=adityaramteke" text:style-name="Internet_20_link" text:visited-style-name="Visited_20_Internet_20_Link"><text:span text:style-name="T23">https://github.com/rdo-packages/networking-bgpvpn-distgit/commits?author=adityaramteke</text:span></text:a></text:p></text:list-item><text:list-item><text:p text:style-name="P35"><text:a xlink:type="simple" xlink:href="https://github.com/rdo-packages/oslo-cache-distgit/commits?author=adityaramteke" text:style-name="Internet_20_link" text:visited-style-name="Visited_20_Internet_20_Link"><text:span text:style-name="T23">https://github.com/rdo-packages/oslo-cache-distgit/commits?author=adityaramteke</text:span></text:a></text:p></text:list-item></text:list><text:p text:style-name="P17"/><text:p text:style-name="P16"><text:span text:style-name="T26">Con</text:span><text:span text:style-name="T27">tributed</text:span><text:span text:style-name="T26"> to (</text:span><text:span text:style-name="T23">Dandified Yum</text:span><text:span text:style-name="T26">)DNF:</text:span></text:p><text:list xml:id="list142213212556402" text:continue-numbering="true" text:style-name="WWNum5"><text:list-item><text:list><text:list-item><text:list><text:list-item><text:list><text:list-item><text:list><text:list-item><text:list><text:list-item><text:p text:style-name="P33"><text:a xlink:type="simple" xlink:href="https://github.com/rpm-software-management/dnf/commits/master/dnf.spec?author=adityaramteke" text:style-name="Internet_20_link" text:visited-style-name="Visited_20_Internet_20_Link"><text:span text:style-name="T26">https://github.com/rpm-software-management/dnf/commits/master/dnf.spec?author=adityaramteke</text:span></text:a></text:p></text:list-item></text:list></text:list-item></text:list></text:list-item></text:list></text:list-item></text:list></text:list-item></text:list></text:list-item></text:list><text:p text:style-name="P15"/><text:list xml:id="list142213121892638" text:continue-numbering="true" text:style-name="WWNum5"><text:list-header><text:p text:style-name="P34"/><text:p text:style-name="P34"/></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8" text:anchor-type="char" svg:x="-0.6516in" svg:y="-0.1591in" svg:width="4.928in" svg:height="0.3319in" draw:z-index="13"><draw:text-box><text:p text:style-name="P14">Declaration:</text:p></draw:text-box></draw:frame></text:p>
      <text:p text:style-name="Standard"><draw:frame draw:style-name="fr1" draw:name="Frame9" text:anchor-type="char" svg:x="-0.6098in" svg:y="-0.1311in" svg:width="7.6882in" svg:height="0.9335in" draw:z-index="10"><draw:text-box><text:list xml:id="list142213361275192" text:continue-numbering="true" text:style-name="WWNum5"><text:list-header><text:p text:style-name="P36">I hereby declare that all the information mentioned above is true to the best of my knowledge and belief.</text:p><text:p text:style-name="P37"><text:s text:c="2"/>Date:</text:p><text:p text:style-name="P37"><text:s text:c="2"/>Place:<text:tab/><text:tab/><text:tab/><text:tab/><text:tab/><text:tab/><text:tab/><text:tab/><text:tab/><text:tab/>(Aditya Roshan Ramteke)</text:p><text:list><text:list-item><text:list><text:list-item><text:list><text:list-header><text:p text:style-name="P36"/></text:list-header></text:list></text:list-item></text:list></text:list-item></text:list></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style style:name="Endnote"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52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1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17-08-24T21:50:01.833053732</meta:creation-date>
    <dc:date>2018-04-14T14:21:40.978811630</dc:date>
    <meta:editing-duration>PT1H35M38S</meta:editing-duration>
    <meta:generator>LibreOffice/5.3.7.2.0$Linux_X86_64 LibreOffice_project/30$Build-2</meta:generator>
    <meta:document-statistic meta:table-count="0" meta:image-count="0" meta:object-count="0" meta:page-count="2" meta:paragraph-count="62" meta:word-count="560" meta:character-count="4796" meta:non-whitespace-character-count="39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mple_Resume_Format_for_Fresh_Graduates_Single_Page_3_Template.dotx" xlink:href=""/>
  </office:meta>
</office:document-meta>
</file>